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320" officeooo:paragraph-rsid="001bb320"/>
    </style:style>
    <style:style style:name="P2" style:family="paragraph" style:parent-style-name="Standard">
      <style:text-properties officeooo:rsid="001da60b" officeooo:paragraph-rsid="001da60b"/>
    </style:style>
    <style:style style:name="P3" style:family="paragraph" style:parent-style-name="Standard">
      <style:text-properties officeooo:rsid="001da60b" officeooo:paragraph-rsid="001ef6bb"/>
    </style:style>
    <style:style style:name="P4" style:family="paragraph" style:parent-style-name="Standard">
      <style:text-properties officeooo:rsid="002175ed" officeooo:paragraph-rsid="002175ed"/>
    </style:style>
    <style:style style:name="P5" style:family="paragraph" style:parent-style-name="Standard">
      <style:text-properties officeooo:rsid="00224758" officeooo:paragraph-rsid="00224758"/>
    </style:style>
    <style:style style:name="P6" style:family="paragraph" style:parent-style-name="Standard">
      <style:text-properties officeooo:rsid="002250d5" officeooo:paragraph-rsid="002250d5"/>
    </style:style>
    <style:style style:name="P7" style:family="paragraph" style:parent-style-name="Standard">
      <style:text-properties officeooo:rsid="0022cc00" officeooo:paragraph-rsid="0022cc00"/>
    </style:style>
    <style:style style:name="P8" style:family="paragraph" style:parent-style-name="Standard">
      <style:text-properties officeooo:rsid="00260e98" officeooo:paragraph-rsid="00260e98"/>
    </style:style>
    <style:style style:name="P9" style:family="paragraph" style:parent-style-name="Standard">
      <style:text-properties officeooo:rsid="002710d5" officeooo:paragraph-rsid="002710d5"/>
    </style:style>
    <style:style style:name="P10" style:family="paragraph" style:parent-style-name="Standard">
      <style:text-properties officeooo:rsid="0027c197" officeooo:paragraph-rsid="0027c197"/>
    </style:style>
    <style:style style:name="P11" style:family="paragraph" style:parent-style-name="Standard">
      <style:text-properties officeooo:rsid="00327b6b" officeooo:paragraph-rsid="00327b6b"/>
    </style:style>
    <style:style style:name="T1" style:family="text">
      <style:text-properties officeooo:rsid="001ef6bb"/>
    </style:style>
    <style:style style:name="T2" style:family="text">
      <style:text-properties officeooo:rsid="0022977f"/>
    </style:style>
    <style:style style:name="T3" style:family="text">
      <style:text-properties officeooo:rsid="0024c250"/>
    </style:style>
    <style:style style:name="T4" style:family="text">
      <style:text-properties officeooo:rsid="002cf8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install git</text:p>
      <text:p text:style-name="P2">sudo apt update </text:p>
      <text:p text:style-name="P2">sudo apt install nodejs</text:p>
      <text:p text:style-name="P3">sudo apt install <text:span text:style-name="T1">gdebit</text:span></text:p>
      <text:p text:style-name="P3"/>
      <text:p text:style-name="P3">sudo apt install gdebi<text:line-break/><text:line-break/>sudo wget <text:bookmark text:name="menurb0s"/><text:a xlink:type="simple" xlink:href="https://github.com/wkhtmltopdf/wkhtmltopdf/releases/download/0.12.5/wkhtmltox_0.12.5-1.bionic_amd64.deb" office:target-frame-name="_blank" xlink:show="new" text:style-name="Internet_20_link" text:visited-style-name="Visited_20_Internet_20_Link">https://github.com/wkhtmltopdf/wkhtmltopdf/releases/download/0.12.5/wkhtmltox_0.12.5-1.bionic_amd64…</text:a><text:line-break/><text:line-break/>sudo wget <text:bookmark text:name="menurb0u"/><text:a xlink:type="simple" xlink:href="https://mirror.sit.fraunhofer.de/ubuntu/pool/main/o/openssl/libssl1.1_1.1.1l-1ubuntu1.2_amd64.deb" office:target-frame-name="_blank" xlink:show="new" text:style-name="Internet_20_link" text:visited-style-name="Visited_20_Internet_20_Link">https://mirror.sit.fraunhofer.de/ubuntu/pool/main/o/openssl/libssl1.1_1.1.1l-1ubuntu1.2_amd64.deb</text:a><text:line-break/><text:line-break/>sudo gdebi libssl1.1_1.1.1l-1ubuntu1.2_amd64.deb<text:line-break/><text:line-break/><text:bookmark text:name="menurb10"/><text:a xlink:type="simple" xlink:href="https://github.com/wkhtmltopdf/wkhtmltopdf/releases/download/0.12.5/wkhtmltox_0.12.5-1.bionic_amd64…" office:target-frame-name="_blank" xlink:show="new" text:style-name="Internet_20_link" text:visited-style-name="Visited_20_Internet_20_Link">https://github.com/wkhtmltopdf/wkhtmltopdf/releases/download/0.12.5/wkhtmltox_0.12.5-1.bionic_amd64…</text:a></text:p>
      <text:p text:style-name="P3"/>
      <text:p text:style-name="P3"/>
      <text:p text:style-name="P4">postgresql command on dev community (Browser)</text:p>
      <text:p text:style-name="P4"/>
      <text:p text:style-name="P5">install latest version python (google for steps)</text:p>
      <text:p text:style-name="P5"/>
      <text:p text:style-name="P6">odoo:-</text:p>
      <text:p text:style-name="P6"/>
      <text:p text:style-name="P6">cd Documents/</text:p>
      <text:p text:style-name="P6">mkdir odoo18</text:p>
      <text:p text:style-name="P6">/Documents$ cd odoo18/</text:p>
      <text:p text:style-name="P6">git clone -b 18.0 --single-branch <text:a xlink:type="simple" xlink:href="https://github.com/odoo/odoo.git" text:style-name="Internet_20_link" text:visited-style-name="Visited_20_Internet_20_Link">https://github.com/odoo/odoo.git</text:a> –<text:span text:style-name="T2">depth 1</text:span></text:p>
      <text:p text:style-name="P6"/>
      <text:p text:style-name="P6"/>
      <text:p text:style-name="P6"/>
      <text:p text:style-name="P7"><text:span text:style-name="T3">[version require for run </text:span>odoo 17-18 python 3.10</text:p>
      <text:p text:style-name="P7">16 – 3.9</text:p>
      <text:p text:style-name="P7">14-15 – 3.8<text:span text:style-name="T3">]</text:span></text:p>
      <text:p text:style-name="P7"/>
      <text:p text:style-name="P8">vetual env = python3.10 -m venv env</text:p>
      <text:p text:style-name="P8">source env/bin/activate</text:p>
      <text:p text:style-name="P8"/>
      <text:p text:style-name="P8"/>
      <text:p text:style-name="P9">run odoo</text:p>
      <text:p text:style-name="P9"/>
      <text:p text:style-name="P9"/>
      <text:p text:style-name="P9">sudo su postgres</text:p>
      <text:p text:style-name="P10">psql</text:p>
      <text:p text:style-name="P10">\ L</text:p>
      <text:p text:style-name="P10"/>
      <text:p text:style-name="P10"/>
      <text:p text:style-name="P10">odoo/odoo-bin -r odoo18 -w 123 --addons-path odoo/addons/ --xmlrpc-port=8018</text:p>
      <text:p text:style-name="P10"/>
      <text:p text:style-name="P10"/>
      <text:p text:style-name="P10"/>
      <text:p text:style-name="P11"><text:soft-page-break/>enterprise -</text:p>
      <text:p text:style-name="P11"/>
      <text:p text:style-name="P10">odoo/odoo-bin -r odoo18 -w 123 --addons-path odoo/addons/,enterprise/enterprise-18.0 --xmlrpc-port=8018</text:p>
      <text:p text:style-name="P10"/>
      <text:p text:style-name="P10">python3.10 -m pip install -r odoo/requirement<text:span text:style-name="T4">s</text:span>.txt</text:p>
      <text:p text:style-name="P10"/>
      <text:p text:style-name="P10"/>
      <text:p text:style-name="P10"/>
      <text:p text:style-name="P10"/>
      <text:p text:style-name="P10"/>
      <text:p text:style-name="P10">[options]</text:p>
      <text:p text:style-name="P10">; This is the password that allows database operations:</text:p>
      <text:p text:style-name="P10">; admin_passwd = admin</text:p>
      <text:p text:style-name="P10">db_host = False</text:p>
      <text:p text:style-name="P10">db_port = False</text:p>
      <text:p text:style-name="P10">db_user = odoo</text:p>
      <text:p text:style-name="P10">db_password = False</text:p>
      <text:p text:style-name="P10">;addons_path = /usr/lib/python3/dist-packages/odoo/addons</text:p>
      <text:p text:style-name="P10">default_productivity_apps = Tr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5:27:40.337790757</meta:creation-date>
    <dc:date>2025-08-25T09:34:12.978156733</dc:date>
    <meta:editing-duration>PT2H57M19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148" meta:character-count="1333" meta:non-whitespace-character-count="1217"/>
  </office:meta>
</office:document-meta>
</file>